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4646b" officeooo:paragraph-rsid="0014646b" style:font-size-asian="16pt" style:font-size-complex="16pt"/>
    </style:style>
    <style:style style:name="P2" style:family="paragraph" style:parent-style-name="Standard">
      <style:paragraph-properties fo:text-align="start" style:justify-single-word="false"/>
      <style:text-properties fo:font-size="12pt" officeooo:rsid="0014646b" officeooo:paragraph-rsid="0014646b" style:font-size-asian="10.5pt" style:font-size-complex="12pt"/>
    </style:style>
    <style:style style:name="P3" style:family="paragraph" style:parent-style-name="Standard" style:list-style-name="L1">
      <style:paragraph-properties fo:text-align="start" style:justify-single-word="false"/>
      <style:text-properties fo:font-size="12pt" officeooo:paragraph-rsid="0018eee0" style:font-size-asian="10.5pt" style:font-size-complex="12pt"/>
    </style:style>
    <style:style style:name="P4" style:family="paragraph" style:parent-style-name="Standard" style:list-style-name="L1">
      <style:paragraph-properties fo:text-align="start" style:justify-single-word="false"/>
      <style:text-properties fo:font-size="12pt" officeooo:paragraph-rsid="0019923c" style:font-size-asian="10.5pt" style:font-size-complex="12pt"/>
    </style:style>
    <style:style style:name="P5" style:family="paragraph" style:parent-style-name="Standard" style:list-style-name="L1">
      <style:paragraph-properties fo:text-align="start" style:justify-single-word="false"/>
      <style:text-properties fo:font-size="12pt" officeooo:paragraph-rsid="001f66bc" style:font-size-asian="10.5pt" style:font-size-complex="12pt"/>
    </style:style>
    <style:style style:name="P6" style:family="paragraph" style:parent-style-name="Standard" style:list-style-name="L1">
      <style:paragraph-properties fo:text-align="start" style:justify-single-word="false"/>
      <style:text-properties fo:font-size="12pt" officeooo:paragraph-rsid="00232e37" style:font-size-asian="10.5pt" style:font-size-complex="12pt"/>
    </style:style>
    <style:style style:name="P7" style:family="paragraph" style:parent-style-name="Standard" style:list-style-name="L1">
      <style:paragraph-properties fo:text-align="start" style:justify-single-word="false"/>
      <style:text-properties fo:font-size="12pt" officeooo:paragraph-rsid="00261971" style:font-size-asian="10.5pt" style:font-size-complex="12pt"/>
    </style:style>
    <style:style style:name="P8" style:family="paragraph" style:parent-style-name="Standard" style:list-style-name="L1">
      <style:paragraph-properties fo:text-align="start" style:justify-single-word="false"/>
      <style:text-properties fo:font-size="12pt" officeooo:rsid="0016aadb" officeooo:paragraph-rsid="0016aadb" style:font-size-asian="10.5pt" style:font-size-complex="12pt"/>
    </style:style>
    <style:style style:name="P9" style:family="paragraph" style:parent-style-name="Standard" style:list-style-name="L1">
      <style:paragraph-properties fo:text-align="start" style:justify-single-word="false"/>
      <style:text-properties fo:font-size="12pt" officeooo:rsid="00175e04" officeooo:paragraph-rsid="00175e04" style:font-size-asian="10.5pt" style:font-size-complex="12pt"/>
    </style:style>
    <style:style style:name="P10" style:family="paragraph" style:parent-style-name="Standard" style:list-style-name="L1">
      <style:paragraph-properties fo:text-align="start" style:justify-single-word="false"/>
      <style:text-properties fo:font-size="12pt" officeooo:rsid="0018eee0" officeooo:paragraph-rsid="0018eee0" style:font-size-asian="10.5pt" style:font-size-complex="12pt"/>
    </style:style>
    <style:style style:name="P11" style:family="paragraph" style:parent-style-name="Standard" style:list-style-name="L1">
      <style:paragraph-properties fo:text-align="start" style:justify-single-word="false"/>
      <style:text-properties fo:font-size="12pt" officeooo:rsid="0019923c" officeooo:paragraph-rsid="0019923c" style:font-size-asian="10.5pt" style:font-size-complex="12pt"/>
    </style:style>
    <style:style style:name="P12" style:family="paragraph" style:parent-style-name="Standard" style:list-style-name="L1">
      <style:paragraph-properties fo:text-align="start" style:justify-single-word="false"/>
      <style:text-properties fo:font-size="12pt" officeooo:rsid="0019bad6" officeooo:paragraph-rsid="0019bad6" style:font-size-asian="10.5pt" style:font-size-complex="12pt"/>
    </style:style>
    <style:style style:name="P13" style:family="paragraph" style:parent-style-name="Standard" style:list-style-name="L1">
      <style:paragraph-properties fo:text-align="start" style:justify-single-word="false"/>
      <style:text-properties fo:font-size="12pt" officeooo:rsid="001af36a" officeooo:paragraph-rsid="001af36a" style:font-size-asian="10.5pt" style:font-size-complex="12pt"/>
    </style:style>
    <style:style style:name="P14" style:family="paragraph" style:parent-style-name="Standard" style:list-style-name="L1">
      <style:paragraph-properties fo:text-align="start" style:justify-single-word="false"/>
      <style:text-properties fo:font-size="12pt" officeooo:rsid="001b3a56" officeooo:paragraph-rsid="001b3a56" style:font-size-asian="10.5pt" style:font-size-complex="12pt"/>
    </style:style>
    <style:style style:name="P15" style:family="paragraph" style:parent-style-name="Standard" style:list-style-name="L1">
      <style:paragraph-properties fo:text-align="start" style:justify-single-word="false"/>
      <style:text-properties fo:font-size="12pt" officeooo:rsid="001bf100" officeooo:paragraph-rsid="001bf100" style:font-size-asian="10.5pt" style:font-size-complex="12pt"/>
    </style:style>
    <style:style style:name="P16" style:family="paragraph" style:parent-style-name="Standard" style:list-style-name="L1">
      <style:paragraph-properties fo:text-align="start" style:justify-single-word="false"/>
      <style:text-properties fo:font-size="12pt" officeooo:rsid="001cb47d" officeooo:paragraph-rsid="001cb47d" style:font-size-asian="10.5pt" style:font-size-complex="12pt"/>
    </style:style>
    <style:style style:name="P17" style:family="paragraph" style:parent-style-name="Standard" style:list-style-name="L1">
      <style:paragraph-properties fo:text-align="start" style:justify-single-word="false"/>
      <style:text-properties fo:font-size="12pt" officeooo:rsid="001e05eb" officeooo:paragraph-rsid="001e05eb" style:font-size-asian="10.5pt" style:font-size-complex="12pt"/>
    </style:style>
    <style:style style:name="P18" style:family="paragraph" style:parent-style-name="Standard" style:list-style-name="L1">
      <style:paragraph-properties fo:text-align="start" style:justify-single-word="false"/>
      <style:text-properties fo:font-size="12pt" officeooo:rsid="001f66bc" officeooo:paragraph-rsid="001f66bc" style:font-size-asian="10.5pt" style:font-size-complex="12pt"/>
    </style:style>
    <style:style style:name="P19" style:family="paragraph" style:parent-style-name="Standard" style:list-style-name="L1">
      <style:paragraph-properties fo:text-align="start" style:justify-single-word="false"/>
      <style:text-properties fo:font-size="12pt" officeooo:rsid="0020abc5" officeooo:paragraph-rsid="0020abc5" style:font-size-asian="10.5pt" style:font-size-complex="12pt"/>
    </style:style>
    <style:style style:name="P20" style:family="paragraph" style:parent-style-name="Standard" style:list-style-name="L1">
      <style:paragraph-properties fo:text-align="start" style:justify-single-word="false"/>
      <style:text-properties fo:font-size="12pt" officeooo:rsid="00221e17" officeooo:paragraph-rsid="00221e17" style:font-size-asian="10.5pt" style:font-size-complex="12pt"/>
    </style:style>
    <style:style style:name="P21" style:family="paragraph" style:parent-style-name="Standard" style:list-style-name="L1">
      <style:paragraph-properties fo:text-align="start" style:justify-single-word="false"/>
      <style:text-properties fo:font-size="12pt" officeooo:rsid="0022b078" officeooo:paragraph-rsid="0022b078" style:font-size-asian="10.5pt" style:font-size-complex="12pt"/>
    </style:style>
    <style:style style:name="P22" style:family="paragraph" style:parent-style-name="Standard" style:list-style-name="L1">
      <style:paragraph-properties fo:text-align="start" style:justify-single-word="false"/>
      <style:text-properties fo:font-size="12pt" officeooo:rsid="00232e37" officeooo:paragraph-rsid="00232e37" style:font-size-asian="10.5pt" style:font-size-complex="12pt"/>
    </style:style>
    <style:style style:name="P23" style:family="paragraph" style:parent-style-name="Standard" style:list-style-name="L1">
      <style:paragraph-properties fo:text-align="start" style:justify-single-word="false"/>
      <style:text-properties fo:font-size="12pt" officeooo:rsid="00247e3e" officeooo:paragraph-rsid="00247e3e" style:font-size-asian="10.5pt" style:font-size-complex="12pt"/>
    </style:style>
    <style:style style:name="P24" style:family="paragraph" style:parent-style-name="Standard" style:list-style-name="L1">
      <style:paragraph-properties fo:text-align="start" style:justify-single-word="false"/>
      <style:text-properties fo:font-size="12pt" officeooo:rsid="00261971" officeooo:paragraph-rsid="00261971" style:font-size-asian="10.5pt" style:font-size-complex="12pt"/>
    </style:style>
    <style:style style:name="P25" style:family="paragraph" style:parent-style-name="Standard" style:list-style-name="L1">
      <style:paragraph-properties fo:text-align="start" style:justify-single-word="false"/>
      <style:text-properties fo:font-size="12pt" officeooo:rsid="00264831" officeooo:paragraph-rsid="00264831" style:font-size-asian="10.5pt" style:font-size-complex="12pt"/>
    </style:style>
    <style:style style:name="P26" style:family="paragraph" style:parent-style-name="Standard">
      <style:paragraph-properties fo:text-align="start" style:justify-single-word="false"/>
      <style:text-properties fo:font-size="12pt" officeooo:rsid="00264831" officeooo:paragraph-rsid="00264831" style:font-size-asian="10.5pt" style:font-size-complex="12pt"/>
    </style:style>
    <style:style style:name="P27" style:family="paragraph" style:parent-style-name="Standard" style:list-style-name="L2">
      <style:paragraph-properties fo:text-align="start" style:justify-single-word="false"/>
      <style:text-properties fo:font-size="12pt" fo:font-style="normal" style:text-underline-style="none" officeooo:rsid="0027fd9b" officeooo:paragraph-rsid="002a623c" style:font-size-asian="10.5pt" style:font-style-asian="normal" style:font-size-complex="12pt" style:font-style-complex="normal"/>
    </style:style>
    <style:style style:name="P28" style:family="paragraph" style:parent-style-name="Standard" style:list-style-name="L2">
      <style:paragraph-properties fo:text-align="start" style:justify-single-word="false"/>
      <style:text-properties fo:font-size="12pt" fo:font-style="normal" style:text-underline-style="none" officeooo:rsid="0027fd9b" officeooo:paragraph-rsid="002a6539" style:font-size-asian="10.5pt" style:font-style-asian="normal" style:font-size-complex="12pt" style:font-style-complex="normal"/>
    </style:style>
    <style:style style:name="P29" style:family="paragraph" style:parent-style-name="Standard" style:list-style-name="L2">
      <style:paragraph-properties fo:text-align="start" style:justify-single-word="false"/>
      <style:text-properties fo:font-size="12pt" fo:font-style="normal" style:text-underline-style="none" officeooo:rsid="0027fd9b" officeooo:paragraph-rsid="002ab2a8" style:font-size-asian="10.5pt" style:font-style-asian="normal" style:font-size-complex="12pt" style:font-style-complex="normal"/>
    </style:style>
    <style:style style:name="P30" style:family="paragraph" style:parent-style-name="Standard" style:list-style-name="L2">
      <style:paragraph-properties fo:text-align="start" style:justify-single-word="false"/>
      <style:text-properties fo:font-size="12pt" fo:font-style="normal" style:text-underline-style="none" officeooo:rsid="0027fd9b" officeooo:paragraph-rsid="002bc7c8" style:font-size-asian="10.5pt" style:font-style-asian="normal" style:font-size-complex="12pt" style:font-style-complex="normal"/>
    </style:style>
    <style:style style:name="P31" style:family="paragraph" style:parent-style-name="Standard" style:list-style-name="L2">
      <style:paragraph-properties fo:text-align="start" style:justify-single-word="false"/>
      <style:text-properties fo:font-size="12pt" fo:font-style="normal" style:text-underline-style="none" officeooo:rsid="0027fd9b" officeooo:paragraph-rsid="002d9d11"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27fd9b" officeooo:paragraph-rsid="002a623c"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font-size="14pt" style:text-underline-style="solid" style:text-underline-width="auto" style:text-underline-color="font-color" officeooo:rsid="00285440" officeooo:paragraph-rsid="00285440" style:font-size-asian="14pt" style:font-size-complex="14pt"/>
    </style:style>
    <style:style style:name="P34" style:family="paragraph" style:parent-style-name="Standard">
      <style:paragraph-properties fo:text-align="start" style:justify-single-word="false"/>
      <style:text-properties fo:font-size="14pt" fo:font-style="normal" style:text-underline-style="solid" style:text-underline-width="auto" style:text-underline-color="font-color" officeooo:rsid="0027fd9b" officeooo:paragraph-rsid="0027fd9b" style:font-size-asian="12.25pt" style:font-style-asian="normal" style:font-size-complex="14pt" style:font-style-complex="normal"/>
    </style:style>
    <style:style style:name="T1" style:family="text">
      <style:text-properties officeooo:rsid="0018eee0"/>
    </style:style>
    <style:style style:name="T2" style:family="text">
      <style:text-properties officeooo:rsid="0019923c"/>
    </style:style>
    <style:style style:name="T3" style:family="text">
      <style:text-properties officeooo:rsid="0019bad6"/>
    </style:style>
    <style:style style:name="T4" style:family="text">
      <style:text-properties officeooo:rsid="001f66bc"/>
    </style:style>
    <style:style style:name="T5" style:family="text">
      <style:text-properties officeooo:rsid="00232e37"/>
    </style:style>
    <style:style style:name="T6" style:family="text">
      <style:text-properties officeooo:rsid="00247e3e"/>
    </style:style>
    <style:style style:name="T7" style:family="text">
      <style:text-properties officeooo:rsid="00261971"/>
    </style:style>
    <style:style style:name="T8" style:family="text">
      <style:text-properties officeooo:rsid="00264831"/>
    </style:style>
    <style:style style:name="T9" style:family="text">
      <style:text-properties officeooo:rsid="0029a0b6"/>
    </style:style>
    <style:style style:name="T10" style:family="text">
      <style:text-properties officeooo:rsid="002a623c"/>
    </style:style>
    <style:style style:name="T11" style:family="text">
      <style:text-properties officeooo:rsid="002a6539"/>
    </style:style>
    <style:style style:name="T12" style:family="text">
      <style:text-properties officeooo:rsid="002ab2a8"/>
    </style:style>
    <style:style style:name="T13" style:family="text">
      <style:text-properties officeooo:rsid="002b0d95"/>
    </style:style>
    <style:style style:name="T14" style:family="text">
      <style:text-properties officeooo:rsid="002bc7c8"/>
    </style:style>
    <style:style style:name="T15" style:family="text">
      <style:text-properties officeooo:rsid="002d9d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60-311 Assignment 1</text:p>
      <text:p text:style-name="P2"/>
      <text:p text:style-name="P33">Short Answer</text:p>
      <text:p text:style-name="P2"/>
      <text:list xml:id="list21532861191" text:style-name="L1">
        <text:list-item>
          <text:p text:style-name="P8">The essential attributes of good software are:</text:p>
          <text:list>
            <text:list-item>
              <text:p text:style-name="P8">Maintainability</text:p>
            </text:list-item>
            <text:list-item>
              <text:p text:style-name="P8">Dependability and security</text:p>
            </text:list-item>
            <text:list-item>
              <text:p text:style-name="P8">Efficiency</text:p>
            </text:list-item>
            <text:list-item>
              <text:p text:style-name="P8">Acceptability</text:p>
            </text:list-item>
          </text:list>
          <text:p text:style-name="P9"/>
        </text:list-item>
        <text:list-item>
          <text:p text:style-name="P9">The two fundamental types of s<text:span text:style-name="T9">o</text:span>ftware products are:</text:p>
          <text:list>
            <text:list-item>
              <text:p text:style-name="P9">Generic products</text:p>
            </text:list-item>
            <text:list-item>
              <text:p text:style-name="P9">Customized (bespoke) products</text:p>
            </text:list-item>
          </text:list>
          <text:p text:style-name="P9"/>
        </text:list-item>
        <text:list-item>
          <text:p text:style-name="P9">Software engineering is an engineering discipline that is concerned with all aspects of software production from the early stages of system specification through to maintaining the system after it has gone into use.</text:p>
          <text:p text:style-name="P9"/>
        </text:list-item>
        <text:list-item>
          <text:p text:style-name="P9">The four fundamental activities in software processes are:</text:p>
          <text:list>
            <text:list-item>
              <text:p text:style-name="P9">Software specification</text:p>
            </text:list-item>
            <text:list-item>
              <text:p text:style-name="P9">Software development</text:p>
            </text:list-item>
            <text:list-item>
              <text:p text:style-name="P9">Software validation</text:p>
            </text:list-item>
            <text:list-item>
              <text:p text:style-name="P9">Software evolution</text:p>
            </text:list-item>
          </text:list>
          <text:p text:style-name="P9"/>
        </text:list-item>
        <text:list-item>
          <text:p text:style-name="P9">Computer science is concerned with the theories and methods that underlie computers and software systems, whereas software engineering is concerned with the practical problems of producing software.</text:p>
          <text:p text:style-name="P9"/>
        </text:list-item>
        <text:list-item>
          <text:p text:style-name="P9">The three general issues that affect many types of software are:</text:p>
          <text:list>
            <text:list-item>
              <text:p text:style-name="P9">Heterogeneity</text:p>
            </text:list-item>
            <text:list-item>
              <text:p text:style-name="P9">Business and social change</text:p>
            </text:list-item>
            <text:list-item>
              <text:p text:style-name="P9">Security and trust</text:p>
            </text:list-item>
          </text:list>
          <text:p text:style-name="P9"/>
        </text:list-item>
        <text:list-item>
          <text:p text:style-name="P9">The fundamentals that apply to all types of software systems are:</text:p>
          <text:list>
            <text:list-item>
              <text:p text:style-name="P10">They should be developed using a managed and understood development process</text:p>
            </text:list-item>
            <text:list-item>
              <text:p text:style-name="P10">Dependability and performance are important for all types of systems</text:p>
            </text:list-item>
            <text:list-item>
              <text:p text:style-name="P10">Understanding and mnnaging the software specifications and requirements are important</text:p>
            </text:list-item>
            <text:list-item>
              <text:p text:style-name="P10">You should make as effective use as possible of existing resources</text:p>
            </text:list-item>
          </text:list>
          <text:p text:style-name="P10"/>
        </text:list-item>
        <text:list-item>
          <text:p text:style-name="P10">The three key characteristics of the engineering of web-based software are:</text:p>
          <text:list>
            <text:list-item>
              <text:p text:style-name="P10">Software reuse has become the dominant approach</text:p>
            </text:list-item>
            <text:list-item>
              <text:p text:style-name="P3"><text:span text:style-name="T1">It is now generally recognized that it is impractical to specify </text:span><text:span text:style-name="T2">all the requirements in advance</text:span></text:p>
            </text:list-item>
            <text:list-item>
              <text:p text:style-name="P11">User interfaces are constrained by the capabilities of web browsers</text:p>
            </text:list-item>
          </text:list>
          <text:p text:style-name="P11"/>
        </text:list-item>
        <text:list-item>
          <text:p text:style-name="P4"><text:span text:style-name="T2">The three generic pro</text:span><text:span text:style-name="T3">cess models that are often used are:</text:span></text:p>
          <text:list>
            <text:list-item>
              <text:p text:style-name="P12">Waterfall model</text:p>
            </text:list-item>
            <text:list-item>
              <text:p text:style-name="P12">Incremental development</text:p>
            </text:list-item>
            <text:list-item>
              <text:p text:style-name="P12"><text:soft-page-break/>Reuse-oriented software engineering</text:p>
            </text:list-item>
          </text:list>
          <text:p text:style-name="P12"/>
        </text:list-item>
        <text:list-item>
          <text:p text:style-name="P12">The three benefits of incremental development compared to waterfall method are:</text:p>
          <text:list>
            <text:list-item>
              <text:p text:style-name="P12">The cost of acommodating changing customer requirements is reduced</text:p>
            </text:list-item>
            <text:list-item>
              <text:p text:style-name="P12">It is easier to get customer feedback on the development work that has been done</text:p>
            </text:list-item>
            <text:list-item>
              <text:p text:style-name="P12">More rapid delivery and deployment of useful software to the customer is possible, even if all of the functionality has not been included</text:p>
            </text:list-item>
          </text:list>
          <text:p text:style-name="P12"/>
        </text:list-item>
        <text:list-item>
          <text:p text:style-name="P12">The development stages in reuse-based development are:</text:p>
          <text:list>
            <text:list-item>
              <text:p text:style-name="P13">Component analysis</text:p>
            </text:list-item>
            <text:list-item>
              <text:p text:style-name="P13">Requirements modification</text:p>
            </text:list-item>
            <text:list-item>
              <text:p text:style-name="P13">System design with reuse</text:p>
            </text:list-item>
            <text:list-item>
              <text:p text:style-name="P13">Development and integration</text:p>
            </text:list-item>
          </text:list>
          <text:p text:style-name="P13"/>
        </text:list-item>
        <text:list-item>
          <text:p text:style-name="P13">The principal requirements engineering activites are:</text:p>
          <text:list>
            <text:list-item>
              <text:p text:style-name="P14">Feasibility study</text:p>
            </text:list-item>
            <text:list-item>
              <text:p text:style-name="P14">Requirements elicitation and analysis</text:p>
            </text:list-item>
            <text:list-item>
              <text:p text:style-name="P14">Requirements specification</text:p>
            </text:list-item>
            <text:list-item>
              <text:p text:style-name="P14">Requirements validation</text:p>
            </text:list-item>
          </text:list>
          <text:p text:style-name="P14"/>
        </text:list-item>
        <text:list-item>
          <text:p text:style-name="P14">The advantages of using incremental development and delivery are:</text:p>
          <text:list>
            <text:list-item>
              <text:p text:style-name="P14">Customers can use the early increments as prototypes and gain experience that informs their requirements for the later system increments</text:p>
            </text:list-item>
            <text:list-item>
              <text:p text:style-name="P14">Customers do not have to wait until the entire system is delivered before they can gain value from it</text:p>
            </text:list-item>
            <text:list-item>
              <text:p text:style-name="P14">The process maintains the benefits of incremental development in that it should be relatively easy to incorporate changes into the system</text:p>
            </text:list-item>
            <text:list-item>
              <text:p text:style-name="P14">As the highest-priority services are delivered first and increments then integrated, the most important system services receive the most testing</text:p>
            </text:list-item>
          </text:list>
          <text:p text:style-name="P15"/>
        </text:list-item>
        <text:list-item>
          <text:p text:style-name="P15">The four sectors in each loop in Boehm's spiral model are:</text:p>
          <text:list>
            <text:list-item>
              <text:p text:style-name="P15">Objective setting</text:p>
            </text:list-item>
            <text:list-item>
              <text:p text:style-name="P15">Risk assessment and reduction</text:p>
            </text:list-item>
            <text:list-item>
              <text:p text:style-name="P15">Development and validation</text:p>
            </text:list-item>
            <text:list-item>
              <text:p text:style-name="P15">Planning</text:p>
            </text:list-item>
          </text:list>
          <text:p text:style-name="P16"/>
        </text:list-item>
        <text:list-item>
          <text:p text:style-name="P16">The six fundamental best practices in the RUP are:</text:p>
          <text:list>
            <text:list-item>
              <text:p text:style-name="P16">Development software iteratively</text:p>
            </text:list-item>
            <text:list-item>
              <text:p text:style-name="P16">Manage requirements</text:p>
            </text:list-item>
            <text:list-item>
              <text:p text:style-name="P16">Use component-based architectures</text:p>
            </text:list-item>
            <text:list-item>
              <text:p text:style-name="P16">Visually model software</text:p>
            </text:list-item>
            <text:list-item>
              <text:p text:style-name="P16">Verify software quality</text:p>
            </text:list-item>
            <text:list-item>
              <text:p text:style-name="P16">Control changes to software</text:p>
            </text:list-item>
          </text:list>
          <text:p text:style-name="P17"/>
        </text:list-item>
        <text:list-item>
          <text:p text:style-name="P18">The shared characteristics of different approaches to rapid software development are:</text:p>
          <text:list>
            <text:list-item>
              <text:p text:style-name="P18">The processes of specification, design, and implementation are interleaved</text:p>
            </text:list-item>
            <text:list-item>
              <text:p text:style-name="P18">The system is developed in a series of versions</text:p>
            </text:list-item>
            <text:list-item>
              <text:p text:style-name="P5"><text:span text:style-name="T4">System user interfaces are often developed using an interactive development system that allows the interface design to be quickly created by drawing and placing icons on the </text:span><text:soft-page-break/><text:span text:style-name="T4">interface</text:span></text:p>
            </text:list-item>
          </text:list>
          <text:p text:style-name="P18"/>
        </text:list-item>
        <text:list-item>
          <text:p text:style-name="P18">The types of system that agile approaches to development are particularly likely to be successful are:</text:p>
          <text:list>
            <text:list-item>
              <text:p text:style-name="P19">Product development where a software company is developing a small or medium-sized product for sale</text:p>
            </text:list-item>
            <text:list-item>
              <text:p text:style-name="P19">Custom system development within an organization, where there is a clear commitment from the customer to become involved in the development process and where there are not a lot of external rules and regulations that affect the software</text:p>
            </text:list-item>
          </text:list>
          <text:p text:style-name="P19"/>
        </text:list-item>
        <text:list-item>
          <text:p text:style-name="P19">The five principles of agile methods are:</text:p>
          <text:list>
            <text:list-item>
              <text:p text:style-name="P19">Although the idea of customer involvement in the development process is an attractive one, its success depends on having a customer who is willing and able to spend time with the development team and who can represent all system stakeholders</text:p>
            </text:list-item>
            <text:list-item>
              <text:p text:style-name="P19">Individual team members may not have suitable personalities for the intense involvement that is typical of agile methods, and therefore not interact well with other team members</text:p>
            </text:list-item>
            <text:list-item>
              <text:p text:style-name="P19">Prioritizing changes can be extremely difficult, especially in systems for which there are many stakeholders</text:p>
            </text:list-item>
            <text:list-item>
              <text:p text:style-name="P19">Maintaining simplicity requires extra work</text:p>
            </text:list-item>
            <text:list-item>
              <text:p text:style-name="P19">Many organizations, especially large companies, have spent years changing their culture so that processes are defined and followed</text:p>
            </text:list-item>
          </text:list>
          <text:p text:style-name="P19"/>
        </text:list-item>
        <text:list-item>
          <text:p text:style-name="P19">Four questions that should be asked when deciding whether or not to adopt an agile method are:</text:p>
          <text:list>
            <text:list-item>
              <text:p text:style-name="P20">What is the expected system lifetime?</text:p>
            </text:list-item>
            <text:list-item>
              <text:p text:style-name="P20">What type of system is being developed?</text:p>
            </text:list-item>
            <text:list-item>
              <text:p text:style-name="P20">How large is the system that is being developed?</text:p>
            </text:list-item>
            <text:list-item>
              <text:p text:style-name="P20">How is the development organized?</text:p>
            </text:list-item>
            <text:list-item>
              <text:p text:style-name="P20">Are there cultural issues that may affect the system development?</text:p>
            </text:list-item>
          </text:list>
          <text:p text:style-name="P21"/>
        </text:list-item>
        <text:list-item>
          <text:p text:style-name="P21">Three important characteristics of extreme programming are:</text:p>
          <text:list>
            <text:list-item>
              <text:p text:style-name="P22">Incremental development is supported through small, frequent releases of the system</text:p>
            </text:list-item>
            <text:list-item>
              <text:p text:style-name="P6"><text:span text:style-name="T5">Customer involvement is supported through the continuous </text:span><text:span text:style-name="T6">engagement of the customer in the development team</text:span></text:p>
            </text:list-item>
            <text:list-item>
              <text:p text:style-name="P23">People, not process, are supported through pair programming, collective ownership of the system code, and a sustainable development process that does not involve excessively long working hours</text:p>
            </text:list-item>
          </text:list>
          <text:p text:style-name="P23"/>
        </text:list-item>
        <text:list-item>
          <text:p text:style-name="P23">Test-first development is when you write the tests before you write the code.</text:p>
          <text:p text:style-name="P23"/>
        </text:list-item>
        <text:list-item>
          <text:p text:style-name="P23">The possible problems of test-first development are:</text:p>
          <text:list>
            <text:list-item>
              <text:p text:style-name="P23">Programmers prefer programming to testing and sometimes take shortcuts when writing tests</text:p>
            </text:list-item>
            <text:list-item>
              <text:p text:style-name="P23">Some tests can be very difficult to write incrementally</text:p>
            </text:list-item>
            <text:list-item>
              <text:p text:style-name="P23">It's difficult to judge the completeness of a set of tests</text:p>
            </text:list-item>
          </text:list>
          <text:p text:style-name="P23"/>
        </text:list-item>
        <text:list-item>
          <text:p text:style-name="P23">The advantages of pair programming are:</text:p>
          <text:list>
            <text:list-item>
              <text:p text:style-name="P24">It supports the idea of collective ownership and responsibility for the system</text:p>
            </text:list-item>
            <text:list-item>
              <text:p text:style-name="P24">It acts as an informal review process because each line of code is looked at by at least two people</text:p>
            </text:list-item>
            <text:list-item>
              <text:p text:style-name="P24"><text:soft-page-break/>It helps support refactoring, which is a process of software improvement</text:p>
            </text:list-item>
          </text:list>
          <text:p text:style-name="P24"/>
        </text:list-item>
        <text:list-item>
          <text:p text:style-name="P24">A scrum sprint is a planning unit in which the work to be done is assessed, features are selected for development, and the software is implemented</text:p>
          <text:p text:style-name="P24"/>
        </text:list-item>
        <text:list-item>
          <text:p text:style-name="P24">The barriers to introducing agile methods into larges companies are:</text:p>
          <text:list>
            <text:list-item>
              <text:p text:style-name="P7"><text:span text:style-name="T7">Large systems are usually </text:span><text:span text:style-name="T8">collections of separate, communicating systems, where separate teams develop each system</text:span></text:p>
            </text:list-item>
            <text:list-item>
              <text:p text:style-name="P25">Large systems include and interact with a number of existing systems</text:p>
            </text:list-item>
            <text:list-item>
              <text:p text:style-name="P25">Where several systems are integrated to create a system, a significant fraction of the development is concerned with system configuration rather than original code development</text:p>
            </text:list-item>
            <text:list-item>
              <text:p text:style-name="P25">Large systems and their development processes are often constrained by external rules and regulations</text:p>
            </text:list-item>
            <text:list-item>
              <text:p text:style-name="P25">Large systems have a long procurement and development time</text:p>
            </text:list-item>
            <text:list-item>
              <text:p text:style-name="P25">Large systems usually have a diverse set of stakeholders</text:p>
            </text:list-item>
          </text:list>
        </text:list-item>
      </text:list>
      <text:p text:style-name="P26"/>
      <text:p text:style-name="P34">Questions</text:p>
      <text:p text:style-name="P34"/>
      <text:list xml:id="list657579532" text:style-name="L2">
        <text:list-item>
          <text:p text:style-name="P27"><text:span text:style-name="T10">Waterfall method is most appropriate when you want a detailed, well structured approach to a project. In a waterfall, you must first plan and schedule all activities before working on them and thus will have a structured system to go by. Additionally, after each phase is completed, you should have one or more documents to detail what has happened and what needs to happen. If a team member should leave, you still have all the documentation and work can be immediately picked up again.</text:span></text:p>
        </text:list-item>
      </text:list>
      <text:p text:style-name="P32"><text:span text:style-name="T10"/></text:p>
      <text:list xml:id="list1875094457" text:continue-numbering="true" text:style-name="L2">
        <text:list-item>
          <text:p text:style-name="P27"><text:span text:style-name="T10">A good example of a project that would use the waterfall method is </text:span><text:span text:style-name="T11">designing a game app (e.g. yahtzee),</text:span><text:span text:style-name="T10"> </text:span><text:span text:style-name="T11">a project where the requirements are well understood (dice, score, etc.). You already know what is wanted and what technologies to use so you can spend time on each phase without worry.</text:span></text:p>
          <text:p text:style-name="P28"><text:span text:style-name="T11"/></text:p>
        </text:list-item>
        <text:list-item>
          <text:p text:style-name="P28"><text:span text:style-name="T11">Waterfall model is least appropriate when you have a large project where requirements could change or you need a working model fairly quickly. Because of the structured approach of waterfall, these things could throw off the work flow and necessitate restarting from an earlier phase.</text:span></text:p>
          <text:p text:style-name="P28"><text:span text:style-name="T11"/></text:p>
        </text:list-item>
        <text:list-item>
          <text:p text:style-name="P28"><text:span text:style-name="T11">Four good things about waterfall are:</text:span></text:p>
          <text:list>
            <text:list-item>
              <text:p text:style-name="P28"><text:span text:style-name="T11">It is an easy to use and understand model of software development. Once you finish with one phase, you go to the next, and so on. There's nothing complicated about it</text:span></text:p>
            </text:list-item>
            <text:list-item>
              <text:p text:style-name="P28"><text:span text:style-name="T11">A lot of documentation is produced. You always know what has and is happening due to the amound of documenting. If a team member should leave, his code doesn't die with him. Likewise true should a new member join</text:span></text:p>
            </text:list-item>
            <text:list-item>
              <text:p text:style-name="P28"><text:span text:style-name="T11">It's very easy to manage. Each phase has its own specific use and review process so you don't end up with a jumbled mess</text:span></text:p>
            </text:list-item>
            <text:list-item>
              <text:p text:style-name="P28"><text:span text:style-name="T11">It works well when the conditions are understood and unchanging. There's no risk of producing something and having the project change on you.</text:span></text:p>
            </text:list-item>
          </text:list>
          <text:p text:style-name="P28"><text:span text:style-name="T11"/></text:p>
          <text:p text:style-name="P28"><text:span text:style-name="T11"/></text:p>
          <text:p text:style-name="P28"><text:span text:style-name="T11"/></text:p>
        </text:list-item>
        <text:list-item>
          <text:p text:style-name="P28"><text:soft-page-break/><text:span text:style-name="T11"/></text:p>
          <text:list>
            <text:list-item>
              <text:p text:style-name="P29"><text:span text:style-name="T12">In waterfall, you know to progress to the next phase once a phase has been determined to be sufficiently completed (if you completed all your objectives). In spiral, you know you are done with a phase similarly, though with some more conditions. Depending on your position in the spiral, you may be done the same phase for different reasons.</text:span></text:p>
            </text:list-item>
            <text:list-item>
              <text:p text:style-name="P29"><text:span text:style-name="T12">Changes in requirements are very painful for waterfall method. You would need to restart with the beginning phase. In spiral, there is a risk analysis phase and multiple design phases, so you can be much more accomodating when it comes to requirements changing.</text:span></text:p>
            </text:list-item>
          </text:list>
          <text:p text:style-name="P29"><text:span text:style-name="T12"/></text:p>
        </text:list-item>
        <text:list-item>
          <text:p text:style-name="P29"><text:span text:style-name="T12">You should </text:span><text:span text:style-name="T13">use incremental development when you know the major requirements of a project and need to get a product out quickly. If a small feature is added or removed, it's not a problem because of the multiple builds produced.</text:span></text:p>
          <text:p text:style-name="P29"><text:span text:style-name="T13"/></text:p>
        </text:list-item>
        <text:list-item>
          <text:p text:style-name="P30"><text:span text:style-name="T14">I would use the agile model in this case because of the flexibility when it comes to changes and the amount of time needed to implement a change. If a change is made and a feature is to be removed, you don't lose too much work because of the way the agile method is set up. Likewise, if a feature needs to be added, it can be added quickly.</text:span></text:p>
          <text:p text:style-name="P30"><text:span text:style-name="T14"/></text:p>
        </text:list-item>
        <text:list-item>
          <text:p text:style-name="P31"><text:span text:style-name="T15">The model that best supports the development of applications with a sophisticated GUI is, in my opinion, waterfall model. I say this because if a GUI is very sophisticated, you know full well what you want and need the time to plan and work on it. Not a lot is likely to change, and documentation would be incredibly helpful for an outsider coming into a project so gran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meta:initial-creator>
    <meta:creation-date>2013-10-09T10:29:54</meta:creation-date>
    <dc:date>2013-10-10T00:07:40</dc:date>
    <dc:creator>Jeremy </dc:creator>
    <meta:editing-duration>PT3H11M1S</meta:editing-duration>
    <meta:editing-cycles>17</meta:editing-cycles>
    <meta:generator>LibreOffice/3.6$Linux_X86_64 LibreOffice_project/360m1$Build-2</meta:generator>
    <meta:document-statistic meta:table-count="0" meta:image-count="0" meta:object-count="0" meta:page-count="5" meta:paragraph-count="119" meta:word-count="1740" meta:character-count="10540" meta:non-whitespace-character-count="9035"/>
  </office:meta>
</office:document-meta>
</file>